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2" style:family="graphic" style:parent-style-name="standard">
      <style:graphic-properties svg:stroke-width="0.353cm" svg:stroke-color="#ff8000" draw:marker-start-width="0.729cm" draw:marker-end-width="0.729cm" draw:fill="solid" draw:fill-color="#ffffff" draw:textarea-horizontal-align="justify" draw:textarea-vertical-align="middle" draw:auto-grow-height="false" fo:min-height="2.598cm" fo:min-width="7.944cm" fo:padding-top="0.301cm" fo:padding-bottom="0.301cm" fo:padding-left="0.426cm" fo:padding-right="0.426cm"/>
    </style:style>
    <style:style style:name="gr3" style:family="graphic" style:parent-style-name="objectwithoutfill">
      <style:graphic-properties svg:stroke-width="0.035cm" svg:stroke-color="#ff8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color="#ff8000" draw:fill="none" draw:textarea-vertical-align="middle"/>
    </style:style>
    <style:style style:name="P1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1" draw:text-style-name="P1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custom-shape draw:style-name="gr2" draw:text-style-name="P2" draw:layer="layout" svg:width="13.97cm" svg:height="5.08cm" svg:x="1.906cm" svg:y="3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.531cm" svg:y1="8.305cm" svg:x2="7.023cm" svg:y2="3.225cm">
          <text:p/>
        </draw:line>
        <draw:line draw:style-name="gr3" draw:text-style-name="P3" draw:layer="layout" svg:x1="10.796cm" svg:y1="8.305cm" svg:x2="14.288cm" svg:y2="3.225cm">
          <text:p/>
        </draw:line>
        <draw:line draw:style-name="gr3" draw:text-style-name="P3" draw:layer="layout" svg:x1="5.36cm" svg:y1="8.305cm" svg:x2="8.852cm" svg:y2="3.225cm">
          <text:p/>
        </draw:line>
        <draw:line draw:style-name="gr3" draw:text-style-name="P3" draw:layer="layout" svg:x1="9.119cm" svg:y1="8.305cm" svg:x2="12.611cm" svg:y2="3.225cm">
          <text:p/>
        </draw:line>
        <draw:line draw:style-name="gr3" draw:text-style-name="P3" draw:layer="layout" svg:x1="7.24cm" svg:y1="8.305cm" svg:x2="10.732cm" svg:y2="3.225cm">
          <text:p/>
        </draw:line>
        <draw:line draw:style-name="gr4" draw:text-style-name="P3" draw:layer="layout" svg:x1="4.62cm" svg:y1="4.1cm" svg:x2="15.097cm" svg:y2="4.1cm">
          <text:p/>
        </draw:line>
        <draw:line draw:style-name="gr4" draw:text-style-name="P3" draw:layer="layout" svg:x1="4.05cm" svg:y1="5.155cm" svg:x2="14.527cm" svg:y2="5.155cm">
          <text:p/>
        </draw:line>
        <draw:line draw:style-name="gr4" draw:text-style-name="P3" draw:layer="layout" svg:x1="3.222cm" svg:y1="6.329cm" svg:x2="13.699cm" svg:y2="6.329cm">
          <text:p/>
        </draw:line>
        <draw:line draw:style-name="gr4" draw:text-style-name="P3" draw:layer="layout" svg:x1="2.566cm" svg:y1="7.352cm" svg:x2="13.043cm" svg:y2="7.352cm">
          <text:p/>
        </draw:line>
        <draw:line draw:style-name="gr4" draw:text-style-name="P3" draw:layer="layout" svg:x1="4.471cm" svg:y1="4.495cm" svg:x2="14.948cm" svg:y2="4.495cm">
          <text:p/>
        </draw:line>
        <draw:line draw:style-name="gr4" draw:text-style-name="P3" draw:layer="layout" svg:x1="5.106cm" svg:y1="3.542cm" svg:x2="15.583cm" svg:y2="3.542cm">
          <text:p/>
        </draw:line>
        <draw:line draw:style-name="gr4" draw:text-style-name="P3" draw:layer="layout" svg:x1="4.789cm" svg:y1="3.86cm" svg:x2="15.266cm" svg:y2="3.86cm">
          <text:p/>
        </draw:line>
        <draw:line draw:style-name="gr4" draw:text-style-name="P3" draw:layer="layout" svg:x1="4.471cm" svg:y1="4.812cm" svg:x2="14.948cm" svg:y2="4.812cm">
          <text:p/>
        </draw:line>
        <draw:line draw:style-name="gr4" draw:text-style-name="P3" draw:layer="layout" svg:x1="3.836cm" svg:y1="5.447cm" svg:x2="14.313cm" svg:y2="5.447cm">
          <text:p/>
        </draw:line>
        <draw:line draw:style-name="gr4" draw:text-style-name="P3" draw:layer="layout" svg:x1="3.836cm" svg:y1="5.765cm" svg:x2="14.313cm" svg:y2="5.765cm">
          <text:p/>
        </draw:line>
        <draw:line draw:style-name="gr4" draw:text-style-name="P3" draw:layer="layout" svg:x1="3.519cm" svg:y1="6.082cm" svg:x2="13.996cm" svg:y2="6.082cm">
          <text:p/>
        </draw:line>
        <draw:line draw:style-name="gr4" draw:text-style-name="P3" draw:layer="layout" svg:x1="2.883cm" svg:y1="6.717cm" svg:x2="13.36cm" svg:y2="6.717cm">
          <text:p/>
        </draw:line>
        <draw:line draw:style-name="gr4" draw:text-style-name="P3" draw:layer="layout" svg:x1="2.884cm" svg:y1="7.035cm" svg:x2="13.361cm" svg:y2="7.035cm">
          <text:p/>
        </draw:line>
        <draw:line draw:style-name="gr4" draw:text-style-name="P3" draw:layer="layout" svg:x1="2.249cm" svg:y1="7.67cm" svg:x2="12.726cm" svg:y2="7.67cm">
          <text:p/>
        </draw:line>
        <draw:line draw:style-name="gr3" draw:text-style-name="P3" draw:layer="layout" svg:x1="2.884cm" svg:y1="8.305cm" svg:x2="6.376cm" svg:y2="3.225cm">
          <text:p/>
        </draw:line>
        <draw:line draw:style-name="gr3" draw:text-style-name="P3" draw:layer="layout" svg:x1="4.248cm" svg:y1="8.353cm" svg:x2="7.74cm" svg:y2="3.273cm">
          <text:p/>
        </draw:line>
        <draw:line draw:style-name="gr3" draw:text-style-name="P3" draw:layer="layout" svg:x1="4.743cm" svg:y1="8.428cm" svg:x2="8.235cm" svg:y2="3.348cm">
          <text:p/>
        </draw:line>
        <draw:line draw:style-name="gr3" draw:text-style-name="P3" draw:layer="layout" svg:x1="6.058cm" svg:y1="8.305cm" svg:x2="9.55cm" svg:y2="3.225cm">
          <text:p/>
        </draw:line>
        <draw:line draw:style-name="gr3" draw:text-style-name="P3" draw:layer="layout" svg:x1="6.694cm" svg:y1="8.305cm" svg:x2="10.186cm" svg:y2="3.225cm">
          <text:p/>
        </draw:line>
        <draw:line draw:style-name="gr3" draw:text-style-name="P3" draw:layer="layout" svg:x1="7.963cm" svg:y1="8.305cm" svg:x2="11.455cm" svg:y2="3.225cm">
          <text:p/>
        </draw:line>
        <draw:line draw:style-name="gr3" draw:text-style-name="P3" draw:layer="layout" svg:x1="8.598cm" svg:y1="8.305cm" svg:x2="12.09cm" svg:y2="3.225cm">
          <text:p/>
        </draw:line>
        <draw:line draw:style-name="gr3" draw:text-style-name="P3" draw:layer="layout" svg:x1="9.551cm" svg:y1="8.305cm" svg:x2="13.043cm" svg:y2="3.225cm">
          <text:p/>
        </draw:line>
        <draw:line draw:style-name="gr3" draw:text-style-name="P3" draw:layer="layout" svg:x1="10.186cm" svg:y1="8.305cm" svg:x2="13.678cm" svg:y2="3.225cm">
          <text:p/>
        </draw:line>
        <draw:line draw:style-name="gr3" draw:text-style-name="P3" draw:layer="layout" svg:x1="11.456cm" svg:y1="8.305cm" svg:x2="14.948cm" svg:y2="3.225cm">
          <text:p/>
        </draw:line>
        <draw:custom-shape draw:style-name="gr2" draw:text-style-name="P2" draw:layer="layout" svg:width="13.97cm" svg:height="5.08cm" svg:x="1.906cm" svg:y="11.35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.531cm" svg:y1="16.462cm" svg:x2="7.023cm" svg:y2="11.382cm">
          <text:p/>
        </draw:line>
        <draw:line draw:style-name="gr3" draw:text-style-name="P3" draw:layer="layout" svg:x1="10.796cm" svg:y1="16.462cm" svg:x2="14.288cm" svg:y2="11.382cm">
          <text:p/>
        </draw:line>
        <draw:line draw:style-name="gr3" draw:text-style-name="P3" draw:layer="layout" svg:x1="5.36cm" svg:y1="16.462cm" svg:x2="8.852cm" svg:y2="11.382cm">
          <text:p/>
        </draw:line>
        <draw:line draw:style-name="gr3" draw:text-style-name="P3" draw:layer="layout" svg:x1="9.119cm" svg:y1="16.462cm" svg:x2="12.611cm" svg:y2="11.382cm">
          <text:p/>
        </draw:line>
        <draw:line draw:style-name="gr3" draw:text-style-name="P3" draw:layer="layout" svg:x1="7.24cm" svg:y1="16.462cm" svg:x2="10.732cm" svg:y2="11.382cm">
          <text:p/>
        </draw:line>
        <draw:line draw:style-name="gr4" draw:text-style-name="P3" draw:layer="layout" svg:x1="4.62cm" svg:y1="12.257cm" svg:x2="15.097cm" svg:y2="12.257cm">
          <text:p/>
        </draw:line>
        <draw:line draw:style-name="gr4" draw:text-style-name="P3" draw:layer="layout" svg:x1="4.05cm" svg:y1="13.312cm" svg:x2="14.527cm" svg:y2="13.312cm">
          <text:p/>
        </draw:line>
        <draw:line draw:style-name="gr4" draw:text-style-name="P3" draw:layer="layout" svg:x1="3.222cm" svg:y1="14.486cm" svg:x2="13.699cm" svg:y2="14.486cm">
          <text:p/>
        </draw:line>
        <draw:line draw:style-name="gr4" draw:text-style-name="P3" draw:layer="layout" svg:x1="2.566cm" svg:y1="15.509cm" svg:x2="13.043cm" svg:y2="15.509cm">
          <text:p/>
        </draw:line>
        <draw:line draw:style-name="gr4" draw:text-style-name="P3" draw:layer="layout" svg:x1="4.471cm" svg:y1="12.652cm" svg:x2="14.948cm" svg:y2="12.652cm">
          <text:p/>
        </draw:line>
        <draw:line draw:style-name="gr4" draw:text-style-name="P3" draw:layer="layout" svg:x1="5.106cm" svg:y1="11.699cm" svg:x2="15.583cm" svg:y2="11.699cm">
          <text:p/>
        </draw:line>
        <draw:line draw:style-name="gr4" draw:text-style-name="P3" draw:layer="layout" svg:x1="4.789cm" svg:y1="12.017cm" svg:x2="15.266cm" svg:y2="12.017cm">
          <text:p/>
        </draw:line>
        <draw:line draw:style-name="gr4" draw:text-style-name="P3" draw:layer="layout" svg:x1="4.471cm" svg:y1="12.969cm" svg:x2="14.948cm" svg:y2="12.969cm">
          <text:p/>
        </draw:line>
        <draw:line draw:style-name="gr4" draw:text-style-name="P3" draw:layer="layout" svg:x1="3.836cm" svg:y1="13.604cm" svg:x2="14.313cm" svg:y2="13.604cm">
          <text:p/>
        </draw:line>
        <draw:line draw:style-name="gr4" draw:text-style-name="P3" draw:layer="layout" svg:x1="3.836cm" svg:y1="13.922cm" svg:x2="14.313cm" svg:y2="13.922cm">
          <text:p/>
        </draw:line>
        <draw:line draw:style-name="gr4" draw:text-style-name="P3" draw:layer="layout" svg:x1="3.519cm" svg:y1="14.239cm" svg:x2="13.996cm" svg:y2="14.239cm">
          <text:p/>
        </draw:line>
        <draw:line draw:style-name="gr4" draw:text-style-name="P3" draw:layer="layout" svg:x1="2.883cm" svg:y1="14.874cm" svg:x2="13.36cm" svg:y2="14.874cm">
          <text:p/>
        </draw:line>
        <draw:line draw:style-name="gr4" draw:text-style-name="P3" draw:layer="layout" svg:x1="2.884cm" svg:y1="15.192cm" svg:x2="13.361cm" svg:y2="15.192cm">
          <text:p/>
        </draw:line>
        <draw:line draw:style-name="gr4" draw:text-style-name="P3" draw:layer="layout" svg:x1="2.249cm" svg:y1="15.827cm" svg:x2="12.726cm" svg:y2="15.827cm">
          <text:p/>
        </draw:line>
        <draw:line draw:style-name="gr3" draw:text-style-name="P3" draw:layer="layout" svg:x1="2.884cm" svg:y1="16.462cm" svg:x2="6.376cm" svg:y2="11.382cm">
          <text:p/>
        </draw:line>
        <draw:line draw:style-name="gr3" draw:text-style-name="P3" draw:layer="layout" svg:x1="4.248cm" svg:y1="16.51cm" svg:x2="7.74cm" svg:y2="11.43cm">
          <text:p/>
        </draw:line>
        <draw:line draw:style-name="gr3" draw:text-style-name="P3" draw:layer="layout" svg:x1="4.743cm" svg:y1="16.585cm" svg:x2="8.235cm" svg:y2="11.505cm">
          <text:p/>
        </draw:line>
        <draw:line draw:style-name="gr3" draw:text-style-name="P3" draw:layer="layout" svg:x1="6.058cm" svg:y1="16.462cm" svg:x2="9.55cm" svg:y2="11.382cm">
          <text:p/>
        </draw:line>
        <draw:line draw:style-name="gr3" draw:text-style-name="P3" draw:layer="layout" svg:x1="6.694cm" svg:y1="16.462cm" svg:x2="10.186cm" svg:y2="11.382cm">
          <text:p/>
        </draw:line>
        <draw:line draw:style-name="gr3" draw:text-style-name="P3" draw:layer="layout" svg:x1="7.963cm" svg:y1="16.462cm" svg:x2="11.455cm" svg:y2="11.382cm">
          <text:p/>
        </draw:line>
        <draw:line draw:style-name="gr3" draw:text-style-name="P3" draw:layer="layout" svg:x1="8.598cm" svg:y1="16.462cm" svg:x2="12.09cm" svg:y2="11.382cm">
          <text:p/>
        </draw:line>
        <draw:line draw:style-name="gr3" draw:text-style-name="P3" draw:layer="layout" svg:x1="9.551cm" svg:y1="16.462cm" svg:x2="13.043cm" svg:y2="11.382cm">
          <text:p/>
        </draw:line>
        <draw:line draw:style-name="gr3" draw:text-style-name="P3" draw:layer="layout" svg:x1="10.186cm" svg:y1="16.462cm" svg:x2="13.678cm" svg:y2="11.382cm">
          <text:p/>
        </draw:line>
        <draw:line draw:style-name="gr3" draw:text-style-name="P3" draw:layer="layout" svg:x1="11.456cm" svg:y1="16.462cm" svg:x2="14.948cm" svg:y2="11.382cm">
          <text:p/>
        </draw:line>
        <draw:custom-shape draw:style-name="gr2" draw:text-style-name="P2" draw:layer="layout" svg:width="13.97cm" svg:height="5.08cm" svg:x="1.906cm" svg:y="19.7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.531cm" svg:y1="24.815cm" svg:x2="7.023cm" svg:y2="19.735cm">
          <text:p/>
        </draw:line>
        <draw:line draw:style-name="gr3" draw:text-style-name="P3" draw:layer="layout" svg:x1="10.796cm" svg:y1="24.815cm" svg:x2="14.288cm" svg:y2="19.735cm">
          <text:p/>
        </draw:line>
        <draw:line draw:style-name="gr3" draw:text-style-name="P3" draw:layer="layout" svg:x1="5.36cm" svg:y1="24.815cm" svg:x2="8.852cm" svg:y2="19.735cm">
          <text:p/>
        </draw:line>
        <draw:line draw:style-name="gr3" draw:text-style-name="P3" draw:layer="layout" svg:x1="9.119cm" svg:y1="24.815cm" svg:x2="12.611cm" svg:y2="19.735cm">
          <text:p/>
        </draw:line>
        <draw:line draw:style-name="gr3" draw:text-style-name="P3" draw:layer="layout" svg:x1="7.24cm" svg:y1="24.815cm" svg:x2="10.732cm" svg:y2="19.735cm">
          <text:p/>
        </draw:line>
        <draw:line draw:style-name="gr4" draw:text-style-name="P3" draw:layer="layout" svg:x1="4.62cm" svg:y1="20.61cm" svg:x2="15.097cm" svg:y2="20.61cm">
          <text:p/>
        </draw:line>
        <draw:line draw:style-name="gr4" draw:text-style-name="P3" draw:layer="layout" svg:x1="4.05cm" svg:y1="21.665cm" svg:x2="14.527cm" svg:y2="21.665cm">
          <text:p/>
        </draw:line>
        <draw:line draw:style-name="gr4" draw:text-style-name="P3" draw:layer="layout" svg:x1="3.222cm" svg:y1="22.839cm" svg:x2="13.699cm" svg:y2="22.839cm">
          <text:p/>
        </draw:line>
        <draw:line draw:style-name="gr4" draw:text-style-name="P3" draw:layer="layout" svg:x1="2.566cm" svg:y1="23.862cm" svg:x2="13.043cm" svg:y2="23.862cm">
          <text:p/>
        </draw:line>
        <draw:line draw:style-name="gr4" draw:text-style-name="P3" draw:layer="layout" svg:x1="4.471cm" svg:y1="21.005cm" svg:x2="14.948cm" svg:y2="21.005cm">
          <text:p/>
        </draw:line>
        <draw:line draw:style-name="gr4" draw:text-style-name="P3" draw:layer="layout" svg:x1="5.106cm" svg:y1="20.052cm" svg:x2="15.583cm" svg:y2="20.052cm">
          <text:p/>
        </draw:line>
        <draw:line draw:style-name="gr4" draw:text-style-name="P3" draw:layer="layout" svg:x1="4.789cm" svg:y1="20.37cm" svg:x2="15.266cm" svg:y2="20.37cm">
          <text:p/>
        </draw:line>
        <draw:line draw:style-name="gr4" draw:text-style-name="P3" draw:layer="layout" svg:x1="4.471cm" svg:y1="21.322cm" svg:x2="14.948cm" svg:y2="21.322cm">
          <text:p/>
        </draw:line>
        <draw:line draw:style-name="gr4" draw:text-style-name="P3" draw:layer="layout" svg:x1="3.836cm" svg:y1="21.957cm" svg:x2="14.313cm" svg:y2="21.957cm">
          <text:p/>
        </draw:line>
        <draw:line draw:style-name="gr4" draw:text-style-name="P3" draw:layer="layout" svg:x1="3.836cm" svg:y1="22.275cm" svg:x2="14.313cm" svg:y2="22.275cm">
          <text:p/>
        </draw:line>
        <draw:line draw:style-name="gr4" draw:text-style-name="P3" draw:layer="layout" svg:x1="3.519cm" svg:y1="22.592cm" svg:x2="13.996cm" svg:y2="22.592cm">
          <text:p/>
        </draw:line>
        <draw:line draw:style-name="gr4" draw:text-style-name="P3" draw:layer="layout" svg:x1="2.883cm" svg:y1="23.227cm" svg:x2="13.36cm" svg:y2="23.227cm">
          <text:p/>
        </draw:line>
        <draw:line draw:style-name="gr4" draw:text-style-name="P3" draw:layer="layout" svg:x1="2.884cm" svg:y1="23.545cm" svg:x2="13.361cm" svg:y2="23.545cm">
          <text:p/>
        </draw:line>
        <draw:line draw:style-name="gr4" draw:text-style-name="P3" draw:layer="layout" svg:x1="2.249cm" svg:y1="24.18cm" svg:x2="12.726cm" svg:y2="24.18cm">
          <text:p/>
        </draw:line>
        <draw:line draw:style-name="gr3" draw:text-style-name="P3" draw:layer="layout" svg:x1="2.884cm" svg:y1="24.815cm" svg:x2="6.376cm" svg:y2="19.735cm">
          <text:p/>
        </draw:line>
        <draw:line draw:style-name="gr3" draw:text-style-name="P3" draw:layer="layout" svg:x1="4.248cm" svg:y1="24.863cm" svg:x2="7.74cm" svg:y2="19.783cm">
          <text:p/>
        </draw:line>
        <draw:line draw:style-name="gr3" draw:text-style-name="P3" draw:layer="layout" svg:x1="4.743cm" svg:y1="24.938cm" svg:x2="8.235cm" svg:y2="19.858cm">
          <text:p/>
        </draw:line>
        <draw:line draw:style-name="gr3" draw:text-style-name="P3" draw:layer="layout" svg:x1="6.058cm" svg:y1="24.815cm" svg:x2="9.55cm" svg:y2="19.735cm">
          <text:p/>
        </draw:line>
        <draw:line draw:style-name="gr3" draw:text-style-name="P3" draw:layer="layout" svg:x1="6.694cm" svg:y1="24.815cm" svg:x2="10.186cm" svg:y2="19.735cm">
          <text:p/>
        </draw:line>
        <draw:line draw:style-name="gr3" draw:text-style-name="P3" draw:layer="layout" svg:x1="7.963cm" svg:y1="24.815cm" svg:x2="11.455cm" svg:y2="19.735cm">
          <text:p/>
        </draw:line>
        <draw:line draw:style-name="gr3" draw:text-style-name="P3" draw:layer="layout" svg:x1="8.598cm" svg:y1="24.815cm" svg:x2="12.09cm" svg:y2="19.735cm">
          <text:p/>
        </draw:line>
        <draw:line draw:style-name="gr3" draw:text-style-name="P3" draw:layer="layout" svg:x1="9.551cm" svg:y1="24.815cm" svg:x2="13.043cm" svg:y2="19.735cm">
          <text:p/>
        </draw:line>
        <draw:line draw:style-name="gr3" draw:text-style-name="P3" draw:layer="layout" svg:x1="10.186cm" svg:y1="24.815cm" svg:x2="13.678cm" svg:y2="19.735cm">
          <text:p/>
        </draw:line>
        <draw:line draw:style-name="gr3" draw:text-style-name="P3" draw:layer="layout" svg:x1="11.456cm" svg:y1="24.815cm" svg:x2="14.948cm" svg:y2="19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11T13:06:48.219000000</dc:date>
    <meta:editing-duration>PT41M54S</meta:editing-duration>
    <meta:editing-cycles>9</meta:editing-cycles>
    <meta:generator>LibreOffice/7.5.0.3$Windows_X86_64 LibreOffice_project/c21113d003cd3efa8c53188764377a8272d9d6de</meta:generator>
    <meta:document-statistic meta:object-count="92"/>
  </office:meta>
</office:document-meta>
</file>